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AE200000BB8B8584A8C89E1E6CF.png" manifest:media-type="image/png"/>
  <manifest:file-entry manifest:full-path="Pictures/10000201000001E0000001E0120C30813F6773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TEM1" style:family="table">
      <style:table-properties style:width="19.008cm" fo:margin-left="0cm" table:align="left"/>
    </style:style>
    <style:style style:name="ITEM1.A" style:family="table-column">
      <style:table-column-properties style:column-width="1.905cm"/>
    </style:style>
    <style:style style:name="ITEM1.B" style:family="table-column">
      <style:table-column-properties style:column-width="7.295cm"/>
    </style:style>
    <style:style style:name="ITEM1.C" style:family="table-column">
      <style:table-column-properties style:column-width="2.096cm"/>
    </style:style>
    <style:style style:name="ITEM1.D" style:family="table-column">
      <style:table-column-properties style:column-width="2.782cm"/>
    </style:style>
    <style:style style:name="ITEM1.E" style:family="table-column">
      <style:table-column-properties style:column-width="1.198cm"/>
    </style:style>
    <style:style style:name="ITEM1.F" style:family="table-column">
      <style:table-column-properties style:column-width="1.817cm"/>
    </style:style>
    <style:style style:name="ITEM1.G" style:family="table-column">
      <style:table-column-properties style:column-width="1.916cm"/>
    </style:style>
    <style:style style:name="ITEM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ITEM1.G1" style:family="table-cell">
      <style:table-cell-properties style:vertical-align="middle" fo:padding="0.097cm" fo:border="0.05pt solid #000000"/>
    </style:style>
    <style:style style:name="ITEM1.A2" style:family="table-cell">
      <style:table-cell-properties fo:padding="0.097cm" fo:border-left="0.05pt solid #000000" fo:border-right="none" fo:border-top="none" fo:border-bottom="0.05pt solid #000000"/>
    </style:style>
    <style:style style:name="ITEM1.B2" style:family="table-cell">
      <style:table-cell-properties fo:padding="0.097cm" fo:border-left="0.05pt solid #000000" fo:border-right="none" fo:border-top="none" fo:border-bottom="0.05pt solid #000000"/>
    </style:style>
    <style:style style:name="ITEM1.C2" style:family="table-cell">
      <style:table-cell-properties fo:padding="0.097cm" fo:border-left="0.05pt solid #000000" fo:border-right="none" fo:border-top="none" fo:border-bottom="0.05pt solid #000000"/>
    </style:style>
    <style:style style:name="ITEM1.D2" style:family="table-cell">
      <style:table-cell-properties fo:padding="0.097cm" fo:border-left="0.05pt solid #000000" fo:border-right="none" fo:border-top="none" fo:border-bottom="0.05pt solid #000000"/>
    </style:style>
    <style:style style:name="ITEM1.E2" style:family="table-cell">
      <style:table-cell-properties fo:padding="0.097cm" fo:border-left="0.05pt solid #000000" fo:border-right="none" fo:border-top="none" fo:border-bottom="0.05pt solid #000000"/>
    </style:style>
    <style:style style:name="ITEM1.F2" style:family="table-cell">
      <style:table-cell-properties fo:padding="0.097cm" fo:border-left="0.05pt solid #000000" fo:border-right="none" fo:border-top="none" fo:border-bottom="0.05pt solid #000000"/>
    </style:style>
    <style:style style:name="ITEM1.G2" style:family="table-cell">
      <style:table-cell-properties fo:padding="0.097cm" fo:border-left="0.05pt solid #000000" fo:border-right="0.05pt solid #000000" fo:border-top="none" fo:border-bottom="0.05pt solid #000000"/>
    </style:style>
    <style:style style:name="TOTAL" style:family="table">
      <style:table-properties style:width="19.008cm" fo:margin-left="0cm" table:align="left"/>
    </style:style>
    <style:style style:name="TOTAL.A" style:family="table-column">
      <style:table-column-properties style:column-width="15.298cm"/>
    </style:style>
    <style:style style:name="TOTAL.B" style:family="table-column">
      <style:table-column-properties style:column-width="1.803cm"/>
    </style:style>
    <style:style style:name="TOTAL.C" style:family="table-column">
      <style:table-column-properties style:column-width="1.907cm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2382c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a264a7" officeooo:paragraph-rsid="002382ca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2382ca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2382ca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2382ca" style:font-size-asian="8pt" style:font-style-asian="italic" style:font-size-complex="8pt" style:font-style-complex="italic"/>
    </style:style>
    <style:style style:name="P6" style:family="paragraph" style:parent-style-name="Standard">
      <style:text-properties officeooo:paragraph-rsid="002382ca"/>
    </style:style>
    <style:style style:name="P7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10pt" fo:font-weight="bold" officeooo:rsid="00151688" officeooo:paragraph-rsid="001cc95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ato" fo:font-size="10pt" fo:font-weight="bold" officeooo:rsid="00151688" officeooo:paragraph-rsid="0029381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0pt" fo:font-weight="bold" officeooo:rsid="002cf01f" officeooo:paragraph-rsid="002cf01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Lato" fo:font-size="8pt" officeooo:rsid="001ac627" officeooo:paragraph-rsid="001ac627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Lato" fo:font-size="8pt" officeooo:rsid="001ac627" officeooo:paragraph-rsid="001ac627" style:font-size-asian="8pt" style:font-size-complex="8pt"/>
    </style:style>
    <style:style style:name="P13" style:family="paragraph" style:parent-style-name="Table_20_Contents">
      <style:text-properties style:font-name="Lato" fo:font-size="8pt" officeooo:rsid="001ac627" officeooo:paragraph-rsid="00293818" style:font-size-asian="8pt" style:font-size-complex="8pt"/>
    </style:style>
    <style:style style:name="P14" style:family="paragraph" style:parent-style-name="Table_20_Contents">
      <style:text-properties style:font-name="Lato" fo:font-size="8pt" officeooo:rsid="002cf01f" officeooo:paragraph-rsid="002cf01f" style:font-size-asian="8pt" style:font-size-complex="8pt"/>
    </style:style>
    <style:style style:name="P15" style:family="paragraph" style:parent-style-name="Table_20_Contents">
      <style:text-properties style:font-name="Lato" fo:font-size="8pt" officeooo:rsid="002e1a39" officeooo:paragraph-rsid="002e1a3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Lato" fo:font-size="8pt" fo:font-weight="bold" officeooo:rsid="002d2b00" officeooo:paragraph-rsid="002d2b00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ato" fo:font-size="9pt" officeooo:rsid="001ac627" officeooo:paragraph-rsid="001ac627" style:font-size-asian="9pt" style:font-size-complex="9pt"/>
    </style:style>
    <style:style style:name="P18" style:family="paragraph" style:parent-style-name="Standard" style:master-page-name="">
      <loext:graphic-properties draw:fill="none"/>
      <style:paragraph-properties fo:margin-left="0cm" fo:margin-right="-0.9cm" fo:text-indent="0cm" style:auto-text-indent="false" style:page-number="auto" fo:background-color="transparent">
        <style:tab-stops>
          <style:tab-stop style:position="-0.508cm"/>
        </style:tab-stops>
      </style:paragraph-properties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-0.9cm" fo:text-indent="0cm" style:auto-text-indent="false" fo:background-color="transparent">
        <style:tab-stops>
          <style:tab-stop style:position="-0.508cm"/>
        </style:tab-stops>
      </style:paragraph-properties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Lato" fo:font-size="8pt" fo:font-weight="normal" officeooo:rsid="00314fc2" officeooo:paragraph-rsid="00314fc2" fo:background-color="#e8f2fe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Lato" fo:font-size="10pt" fo:font-weight="bold" officeooo:rsid="002d8f0e" officeooo:paragraph-rsid="002d8f0e" style:font-size-asian="10pt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-color="#3465a4"/>
      <style:paragraph-properties fo:text-align="center"/>
      <style:text-properties fo:color="#ffffff" style:font-name="Montserrat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c1b260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2e1a39"/>
    </style:style>
    <style:style style:name="T5" style:family="text">
      <style:text-properties fo:color="#ffffff" style:font-name="Montserrat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914cm" fo:min-width="18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><draw:custom-shape text:anchor-type="paragraph" draw:z-index="0" draw:name="Forme5" draw:style-name="gr1" draw:text-style-name="P23" svg:width="18.892cm" svg:height="1.01cm" svg:x="-0.002cm" svg:y="0.088cm"><text:p text:style-name="P22"><text:span text:style-name="T5">[DOCUMENT_NAME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/>
      <text:p text:style-name="P20">[DATA_FILTERS]</text:p>
      <text:p text:style-name="P7"/>
      <table:table table:name="ITEM1" table:style-name="ITEM1">
        <table:table-column table:style-name="ITEM1.A"/>
        <table:table-column table:style-name="ITEM1.B"/>
        <table:table-column table:style-name="ITEM1.C"/>
        <table:table-column table:style-name="ITEM1.D"/>
        <table:table-column table:style-name="ITEM1.E"/>
        <table:table-column table:style-name="ITEM1.F"/>
        <table:table-column table:style-name="ITEM1.G"/>
        <table:table-row>
          <table:table-cell table:style-name="ITEM1.A1" office:value-type="string">
            <text:p text:style-name="P9">Date</text:p>
          </table:table-cell>
          <table:table-cell table:style-name="ITEM1.A1" office:value-type="string">
            <text:p text:style-name="P10">Libéllé de l’écriture</text:p>
          </table:table-cell>
          <table:table-cell table:style-name="ITEM1.A1" office:value-type="string">
            <text:p text:style-name="P8">Numéro d’écriture</text:p>
          </table:table-cell>
          <table:table-cell table:style-name="ITEM1.A1" office:value-type="string">
            <text:p text:style-name="P8">Référence <text:span text:style-name="T4">externe</text:span></text:p>
          </table:table-cell>
          <table:table-cell table:style-name="ITEM1.A1" office:value-type="string">
            <text:p text:style-name="P8">Lettre</text:p>
          </table:table-cell>
          <table:table-cell table:style-name="ITEM1.A1" office:value-type="string">
            <text:p text:style-name="P8">Débit</text:p>
          </table:table-cell>
          <table:table-cell table:style-name="ITEM1.G1" office:value-type="string">
            <text:p text:style-name="P8">Crédit</text:p>
          </table:table-cell>
        </table:table-row>
        <table:table-row>
          <table:table-cell table:style-name="ITEM1.A2" office:value-type="string">
            <text:p text:style-name="P13">[PRINTED_ON]</text:p>
          </table:table-cell>
          <table:table-cell table:style-name="ITEM1.B2" office:value-type="string">
            <text:p text:style-name="P14">[NAME]</text:p>
          </table:table-cell>
          <table:table-cell table:style-name="ITEM1.C2" office:value-type="string">
            <text:p text:style-name="P11">[JOURNAL_ENTRY_ITEMS_NUMBER]</text:p>
          </table:table-cell>
          <table:table-cell table:style-name="ITEM1.D2" office:value-type="string">
            <text:p text:style-name="P15">[JOURNAL_ENTRY_REFERENCE_NUMBER]</text:p>
          </table:table-cell>
          <table:table-cell table:style-name="ITEM1.E2" office:value-type="string">
            <text:p text:style-name="P17">[LETTER]</text:p>
          </table:table-cell>
          <table:table-cell table:style-name="ITEM1.F2" office:value-type="string">
            <text:p text:style-name="P12">[REAL_DEBIT]</text:p>
          </table:table-cell>
          <table:table-cell table:style-name="ITEM1.G2" office:value-type="string">
            <text:p text:style-name="P12">[REAL_CREDIT]</text:p>
          </table:table-cell>
        </table:table-row>
      </table:table>
      <text:p text:style-name="P18"/>
      <table:table table:name="TOTAL" table:style-name="TOTAL">
        <table:table-column table:style-name="TOTAL.A"/>
        <table:table-column table:style-name="TOTAL.B"/>
        <table:table-column table:style-name="TOTAL.C"/>
        <table:table-row>
          <table:table-cell office:value-type="string">
            <text:p text:style-name="P21">Solde du compte : [TOTAL_BALANCE]</text:p>
          </table:table-cell>
          <table:table-cell office:value-type="string">
            <text:p text:style-name="P16">[TOTAL_DEBIT]</text:p>
          </table:table-cell>
          <table:table-cell office:value-type="string">
            <text:p text:style-name="P16">[TOTAL_CREDIT]</text:p>
          </table:table-cell>
        </table:table-row>
      </table:table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2382c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a264a7" officeooo:paragraph-rsid="002382ca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2382ca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2382ca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2382ca" style:font-size-asian="8pt" style:font-style-asian="italic" style:font-size-complex="8pt" style:font-style-complex="italic"/>
    </style:style>
    <style:style style:name="MP6" style:family="paragraph" style:parent-style-name="Standard">
      <style:text-properties officeooo:paragraph-rsid="002382ca"/>
    </style:style>
    <style:style style:name="MT1" style:family="text">
      <style:text-properties officeooo:rsid="00c1b260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draw:frame draw:style-name="Mfr1" draw:name="Image4" text:anchor-type="paragraph" svg:x="0.069cm" svg:y="-0.004cm" svg:width="0.649cm" svg:height="0.699cm" draw:z-index="2"><draw:image xlink:href="Pictures/1000020100000AE200000BB8B8584A8C89E1E6CF.png" xlink:type="simple" xlink:show="embed" xlink:actuate="onLoad" loext:mime-type="image/png"/></draw:frame><text:tab/>Comptabilité</text:p>
        <text:p text:style-name="MP2"><text:tab/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3">[COMPANY_ADDRESS]</text:p>
              <text:p text:style-name="MP4">Fichier : <text:span text:style-name="MT1">[FILE_NAME] </text:span>- <text:span text:style-name="MT2">Imprimé le [PRINTED_AT]</text:span></text:p>
            </table:table-cell>
            <table:table-cell office:value-type="string">
              <text:p text:style-name="MP5"/>
              <text:p text:style-name="MP5"><text:span text:style-name="MT3">Page </text:span><text:span text:style-name="MT3"><text:page-number text:select-page="current">1</text:page-number></text:span><text:span text:style-name="MT3"><text:s/>/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DORIE</meta:initial-creator>
    <meta:creation-date>2018-09-04T11:33:07.321643310</meta:creation-date>
    <meta:generator>LibreOffice/6.0.7.3$Linux_X86_64 LibreOffice_project/00m0$Build-3</meta:generator>
    <dc:date>2020-04-20T13:42:35.817218034</dc:date>
    <meta:editing-duration>PT4H38M17S</meta:editing-duration>
    <meta:editing-cycles>29</meta:editing-cycles>
    <meta:document-statistic meta:table-count="3" meta:image-count="2" meta:object-count="0" meta:page-count="1" meta:paragraph-count="23" meta:word-count="39" meta:character-count="349" meta:non-whitespace-character-count="330"/>
  </office:meta>
</office:document-meta>
</file>